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 manifest:full-path="ObjectReplacements/OleObj6"/>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application/octet-stream" manifest:full-path="OleObj1"/>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665in" fo:margin-bottom="0in" fo:line-height="110%" fo:text-align="start" style:justify-single-word="false"/>
    </style:style>
    <style:style style:name="P2" style:family="paragraph" style:parent-style-name="Standard">
      <style:paragraph-properties fo:margin-top="0in" fo:margin-bottom="0.0835in" fo:line-height="110%" fo:text-align="start" style:justify-single-word="false"/>
    </style:style>
    <style:style style:name="P3" style:family="paragraph" style:parent-style-name="Standard">
      <style:paragraph-properties fo:margin-top="0in" fo:margin-bottom="0.111in" fo:line-height="110%" fo:text-align="start" style:justify-single-word="false"/>
    </style:style>
    <style:style style:name="P4" style:family="paragraph" style:parent-style-name="Standard">
      <style:paragraph-properties fo:margin-top="0in" fo:margin-bottom="0.0835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in" fo:margin-bottom="0.0835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P6" style:family="paragraph" style:parent-style-name="Standard" style:list-style-name="L1">
      <style:paragraph-properties fo:margin-left="-0.25in" fo:margin-right="0in" fo:margin-top="0in" fo:margin-bottom="0.0835in" fo:line-height="110%" fo:text-align="start" style:justify-single-word="false" fo:text-indent="0.25in" style:auto-text-indent="false"/>
    </style:style>
    <style:style style:name="P7" style:family="paragraph" style:parent-style-name="Standard" style:list-style-name="L1">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2">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9" style:family="paragraph" style:parent-style-name="Standard">
      <style:paragraph-properties fo:margin-top="0in" fo:margin-bottom="0.111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margin-top="0in" fo:margin-bottom="0.111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T1" style:family="text">
      <style:text-properties fo:color="#2f5496" style:font-name="Calibri Light" fo:font-size="16pt" fo:font-weight="normal" fo:background-color="transparent" style:font-name-asian="Calibri Light" style:font-name-complex="Calibri Light"/>
    </style:style>
    <style:style style:name="T2" style:family="text">
      <style:text-properties fo:color="#2f5496" style:font-name="Calibri Light" fo:font-size="16pt" fo:font-weight="bold" fo:background-color="transparent" style:font-name-asian="Calibri Light" style:font-name-complex="Calibri Light"/>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alibri1" fo:font-size="11pt" fo:font-weight="bold" fo:background-color="transparent" style:font-name-asian="Calibri1" style:font-name-complex="Calibri1"/>
    </style:style>
    <style:style style:name="T5" style:family="text">
      <style:text-properties style:use-window-font-color="true" style:text-position="super 58%" style:font-name="Calibri1" fo:font-size="11pt" fo:font-weight="normal" fo:background-color="transparent" style:font-name-asian="Calibri1" style:font-name-complex="Calibri1"/>
    </style:style>
    <style:style style:name="T6"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OLE">
      <style:graphic-properties style:vertical-pos="top" style:vertical-rel="baseline" draw:ole-draw-aspect="1" draw:visible-area-top="0in" draw:visible-area-width="1.9685in" draw:visible-area-height="1.9685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23"/></text:span><text:span text:style-name="T2">Currency_Exchange_Rates</text:span></text:p>
      <text:p text:style-name="P4"/>
      <text:p text:style-name="P4">This service provide 2 API's to end user. One API is loading all the exchange rates of specific dates or complete a year range rates into our internal Database from external API(Rates API) and the other one API called Expose API using this user can get the exchange rates of specific date or range of dates from our internal DB.</text:p>
      <text:p text:style-name="P4"/>
      <text:p text:style-name="P4">Code Set up:</text:p>
      <text:p text:style-name="P4">1) checkout project or download zip from below location.</text:p>
      <text:p text:style-name="P2"><text:a xlink:type="simple" xlink:href="https://github.com/rrayapol/currency-exchange-rates"><text:span text:style-name="T6">https://github.com/rrayapol/currency-exchange-rates</text:span></text:a></text:p>
      <text:list xml:id="list4715380382785645191" text:style-name="L1">
        <text:list-item>
          <text:p text:style-name="P7">Import as maven project to IDE(STS,eclipse,Intellij)</text:p>
        </text:list-item>
        <text:list-item>
          <text:p text:style-name="P7">Do maven update on project.</text:p>
        </text:list-item>
        <text:list-item>
          <text:p text:style-name="P7">Run the application as springboot application. Now application will up and running.</text:p>
        </text:list-item>
        <text:list-item>
          <text:p text:style-name="P6"><text:span text:style-name="T3">Here using H2 In-Memory DB. Access URL: </text:span><text:a xlink:type="simple" xlink:href="http://localhost:8084/h2-console/"><text:span text:style-name="T6">http://localhost:8084/h2-console/</text:span></text:a></text:p>
        </text:list-item>
        <text:list-item>
          <text:p text:style-name="P6"><text:span text:style-name="T3">In H2 console first time update JDBC URL as </text:span><text:span text:style-name="T4">jdbc:h2:mem:testdb</text:span></text:p>
        </text:list-item>
      </text:list>
      <text:p text:style-name="P4"/>
      <text:p text:style-name="P4">For testing Currency_Exchange_Rates api use postman or swagger api clients. I added swagger config also in the project.</text:p>
      <text:p text:style-name="P2"><text:span text:style-name="T3">Swagger url : </text:span><text:a xlink:type="simple" xlink:href="http://localhost:8084/swagger-ui.html#/"><text:span text:style-name="T6">http://localhost:8084/swagger-ui.html#/</text:span></text:a></text:p>
      <text:p text:style-name="P4">I used postman api client for testing api.</text:p>
      <text:p text:style-name="P4">Validation steps:</text:p>
      <text:p text:style-name="P5">POST API:</text:p>
      <text:p text:style-name="P2"><text:span text:style-name="T4"><text:s/></text:span><text:span text:style-name="T3"><text:s/>1) </text:span><text:span text:style-name="T4">URL:</text:span><text:span text:style-name="T3"> </text:span><text:a xlink:type="simple" xlink:href="http://localhost:8084/currency-exchange"><text:span text:style-name="T6">http://localhost:8084/currency-exchange</text:span></text:a></text:p>
      <text:p text:style-name="P2"><text:span text:style-name="T4">Request Body: </text:span><text:span text:style-name="T3"><text:s/></text:span></text:p>
      <text:p text:style-name="P4"><text:tab/>{</text:p>
      <text:p text:style-name="P4"><text:tab/>"asOfDate" : "",</text:p>
      <text:p text:style-name="P4"><text:tab/>"year" <text:s text:c="9"/>: "" </text:p>
      <text:p text:style-name="P4"><text:tab/>}<text:tab/></text:p>
      <text:p text:style-name="P2"><text:span text:style-name="T3">If doesn't provide any values in the body like above. It will load last 12 months data and also considering only 1</text:span><text:span text:style-name="T5">st</text:span><text:span text:style-name="T3"> day of the month.</text:span></text:p>
      <text:p text:style-name="P4">Once hit the above url after completing the request you can see the response in postman and in Database.</text:p>
      <text:p text:style-name="P4"/>
      <text:p text:style-name="P4"/>
      <text:p text:style-name="P4"/>
      <text:list xml:id="list8622580252616594296" text:style-name="L2">
        <text:list-item>
          <text:p text:style-name="P8"><text:soft-page-break/>POSTMAN RESPONE:</text:p>
        </text:list-item>
      </text:list>
      <text:p text:style-name="P2"><draw:frame draw:style-name="fr1" draw:name="1" text:anchor-type="as-char" svg:width="7.4583in" style:rel-width="scale" svg:height="4.802in" style:rel-height="scale" draw:z-index="0"><draw:object-ole xlink:href="./OleObj1" xlink:type="simple" xlink:show="embed" xlink:actuate="onLoad"/><draw:image xlink:href="./ObjectReplacements/OleObj1" xlink:type="simple" xlink:show="embed" xlink:actuate="onLoad"/></draw:frame></text:p>
      <text:p text:style-name="P4"/>
      <text:p text:style-name="P4"/>
      <text:p text:style-name="P4"/>
      <text:p text:style-name="P5">DB RECORDS:</text:p>
      <text:p text:style-name="P5">SELECT * FROM CURRENCY_EXCHANGE_RATE ;</text:p>
      <text:p text:style-name="P2"><text:soft-page-break/><draw:frame draw:style-name="fr1" draw:name="2" text:anchor-type="as-char" svg:width="7.2811in" style:rel-width="scale" svg:height="4.052in" style:rel-height="scale" draw:z-index="1"><draw:object-ole xlink:href="./OleObj2" xlink:type="simple" xlink:show="embed" xlink:actuate="onLoad"/><draw:image xlink:href="./ObjectReplacements/OleObj2" xlink:type="simple" xlink:show="embed" xlink:actuate="onLoad"/></draw:frame></text:p>
      <text:p text:style-name="P3"><text:span text:style-name="T4">2)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4"><text:tab/>{</text:p>
      <text:p text:style-name="P4"><text:tab/>"asOfDate" : "2019-05-01",</text:p>
      <text:p text:style-name="P4"><text:tab/>"year" <text:s text:c="9"/>: "" </text:p>
      <text:p text:style-name="P5"><text:tab/>}</text:p>
      <text:p text:style-name="P9"/>
      <text:p text:style-name="P4">If user provides asOfDate value only in the body like above. It will load specific date data.</text:p>
      <text:p text:style-name="P5">Once hit the above url after completing the request you can see the response in postman and in Database.</text:p>
      <text:p text:style-name="P5"><text:s text:c="3"/></text:p>
      <text:p text:style-name="P4"/>
      <text:p text:style-name="P4"/>
      <text:p text:style-name="P4"/>
      <text:p text:style-name="P4"/>
      <text:p text:style-name="P4"/>
      <text:p text:style-name="P4"/>
      <text:p text:style-name="P4"/>
      <text:p text:style-name="P5"><text:s/>POSTMAN RESPONSE</text:p>
      <text:p text:style-name="P4"><text:soft-page-break/></text:p>
      <text:p text:style-name="P2"><draw:frame draw:style-name="fr1" draw:name="3" text:anchor-type="as-char" svg:width="7.1563in" style:rel-width="scale" svg:height="5.3543in" style:rel-height="scale" draw:z-index="2"><draw:object-ole xlink:href="./OleObj3" xlink:type="simple" xlink:show="embed" xlink:actuate="onLoad"/><draw:image xlink:href="./ObjectReplacements/OleObj3" xlink:type="simple" xlink:show="embed" xlink:actuate="onLoad"/></draw:frame></text:p>
      <text:p text:style-name="P5">DB Records:</text:p>
      <text:p text:style-name="P5">SELECT * FROM CURRENCY_EXCHANGE_RATE where data_of_date = '2019-05-01';</text:p>
      <text:p text:style-name="P2"><text:soft-page-break/><draw:frame draw:style-name="fr1" draw:name="4" text:anchor-type="as-char" svg:width="7.1146in" style:rel-width="scale" svg:height="4.2083in" style:rel-height="scale" draw:z-index="3"><draw:object-ole xlink:href="./OleObj4" xlink:type="simple" xlink:show="embed" xlink:actuate="onLoad"/><draw:image xlink:href="./ObjectReplacements/OleObj4" xlink:type="simple" xlink:show="embed" xlink:actuate="onLoad"/></draw:frame></text:p>
      <text:p text:style-name="P3"><text:span text:style-name="T4">3)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4"><text:tab/>{</text:p>
      <text:p text:style-name="P4"><text:tab/>"asOfDate" : "",</text:p>
      <text:p text:style-name="P4"><text:tab/>"year" <text:s text:c="9"/>: "2019" </text:p>
      <text:p text:style-name="P5"><text:tab/>}</text:p>
      <text:p text:style-name="P9"/>
      <text:p text:style-name="P4">If user provides year value only in the body like above. It will load complete year data and in DB we can see 12 rows and each row contains 1 month complete data.</text:p>
      <text:p text:style-name="P5">Once hit the above url after completing the request you can see the response in postman and in Database.</text:p>
      <text:p text:style-name="P4"/>
      <text:p text:style-name="P5">POSTMAN RESPONSE:</text:p>
      <text:p text:style-name="P4"/>
      <text:p text:style-name="P2"><text:soft-page-break/><draw:frame draw:style-name="fr1" draw:name="5" text:anchor-type="as-char" svg:width="7.0835in" style:rel-width="scale" svg:height="4.5311in" style:rel-height="scale" draw:z-index="4"><draw:object-ole xlink:href="./OleObj5" xlink:type="simple" xlink:show="embed" xlink:actuate="onLoad"/><draw:image xlink:href="./ObjectReplacements/OleObj5"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DB RECORDS:</text:p>
      <text:p text:style-name="P5">SELECT * FROM CURRENCY_EXCHANGE_RATE where HAS_MONTH_DATA = 1;</text:p>
      <text:p text:style-name="P4"/>
      <text:p text:style-name="P2"><text:soft-page-break/><draw:frame draw:style-name="fr1" draw:name="6" text:anchor-type="as-char" svg:width="6.8646in" style:rel-width="scale" svg:height="4.2291in" style:rel-height="scale" draw:z-index="5"><draw:object-ole xlink:href="./OleObj6" xlink:type="simple" xlink:show="embed" xlink:actuate="onLoad"/><draw:image xlink:href="./ObjectReplacements/OleObj6" xlink:type="simple" xlink:show="embed" xlink:actuate="onLoad"/></draw:frame></text:p>
      <text:p text:style-name="P4"/>
      <text:p text:style-name="P10">GET API:</text:p>
      <text:p text:style-name="P2"><text:span text:style-name="T4"><text:s/></text:span><text:span text:style-name="T3"><text:s/>1) </text:span><text:span text:style-name="T4">URL:</text:span><text:span text:style-name="T3"> </text:span><text:a xlink:type="simple" xlink:href="http://localhost:8084/currency-exchange?asOfDate=2019-05-01"><text:span text:style-name="T6">http://localhost:8084/currency-exchange?asOfDate=2019-05-01</text:span></text:a></text:p>
      <text:p text:style-name="P5">Request Params:</text:p>
      <text:p text:style-name="P5">asOfDate = 2019-05-01</text:p>
      <text:p text:style-name="P4"><text:s text:c="14"/><text:tab/><text:tab/></text:p>
      <text:p text:style-name="P4">If user provides asOfDate in query param <text:s/>like above. It will get the specifiec date exchange rate data from DB and provide response in JSON format.</text:p>
      <text:p text:style-name="P4">Once hit the above url after completing the request you can see the response in postman.</text:p>
      <text:p text:style-name="P4"/>
      <text:p text:style-name="P4"/>
      <text:p text:style-name="P4"/>
      <text:p text:style-name="P4"/>
      <text:p text:style-name="P5">POSTMAN RESPONSE:</text:p>
      <text:p text:style-name="P2"><text:soft-page-break/><draw:frame draw:style-name="fr1" draw:name="7" text:anchor-type="as-char" svg:width="7.2602in" style:rel-width="scale" svg:height="5.1252in" style:rel-height="scale" draw:z-index="6"><draw:object-ole xlink:href="./OleObj7" xlink:type="simple" xlink:show="embed" xlink:actuate="onLoad"/><draw:image xlink:href="./ObjectReplacements/OleObj7" xlink:type="simple" xlink:show="embed" xlink:actuate="onLoad"/></draw:frame></text:p>
      <text:p text:style-name="P4"/>
      <text:p text:style-name="P3"><text:span text:style-name="T3">2) </text:span><text:span text:style-name="T4">URL:</text:span><text:span text:style-name="T3"> </text:span><text:a xlink:type="simple" xlink:href="http://localhost:8084/currency-exchange?startDate=2019-01-01&amp;endDate=2020-01-01"><text:span text:style-name="T6">http://localhost:8084/currency-exchange?startDate=2019-01-01&amp;endDate=2020-01-01</text:span></text:a></text:p>
      <text:p text:style-name="P5">Request Params: </text:p>
      <text:p text:style-name="P5">StartDate: 2019-01-01</text:p>
      <text:p text:style-name="P5">endDate:2020-01-01</text:p>
      <text:p text:style-name="P4"><text:s text:c="14"/><text:tab/><text:tab/></text:p>
      <text:p text:style-name="P4">If user provides startDate and endDate in query param <text:s/>like above. It will get the get the <text:s/>exchange rate data between startDate and endDate from DB and provide response in JSON format.</text:p>
      <text:p text:style-name="P4">Once hit the above url after completing the request you can see the response in postman.</text:p>
      <text:p text:style-name="P4"/>
      <text:p text:style-name="P4"/>
      <text:p text:style-name="P5">POSTMAN RESPONSE:</text:p>
      <text:p text:style-name="P4"/>
      <text:p text:style-name="P2"><text:soft-page-break/><draw:frame draw:style-name="fr1" draw:name="8" text:anchor-type="as-char" svg:width="7.0417in" style:rel-width="scale" svg:height="4.698in" style:rel-height="scale" draw:z-index="7"><draw:object-ole xlink:href="./OleObj8" xlink:type="simple" xlink:show="embed" xlink:actuate="onLoad"/><draw:image xlink:href="./ObjectReplacements/OleObj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3T13:45:45.07</dc:date>
    <meta:editing-duration>PT1M2S</meta:editing-duration>
    <meta:editing-cycles>2</meta:editing-cycles>
    <meta:generator>OpenOffice/4.0.1$Win32 OpenOffice.org_project/401m5$Build-9714</meta:generator>
    <meta:document-statistic meta:table-count="0" meta:image-count="0" meta:object-count="8" meta:page-count="9" meta:paragraph-count="73" meta:word-count="484" meta:character-count="3224"/>
  </office:meta>
</office:document-meta>
</file>